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213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Verification of Instruction Semantic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Correct analysis of binary executables depends upon the correct understanding and implementation of instruction semantics.</text:p>
              </text:list-item>
              <text:list-item>
                <text:p>Chip manufacturers provide detailed descriptions of each instruction which can be used to build an instruction semantics layer in software.</text:p>
              </text:list-item>
              <text:list-item>
                <text:p><text:span text:style-name="T1">Can we verify that our software implementation matches the hardware implementation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layer="layout" svg:width="29.056cm" svg:height="47.104cm" svg:x="-0.528cm" svg:y="-13.0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2.213cm" svg:x="1.4cm" svg:y="0.962cm" presentation:class="title" presentation:user-transformed="true">
          <draw:text-box>
            <text:p>Method</text:p>
          </draw:text-box>
        </draw:frame>
        <draw:frame presentation:style-name="pr2" draw:layer="layout" svg:width="25.199cm" svg:height="15.328cm" svg:x="1.471cm" svg:y="3.175cm" presentation:class="outline" presentation:user-transformed="true">
          <draw:text-box>
            <text:list text:style-name="L2">
              <text:list-item>
                <text:p>ROSE and the debugger execute instructions in tandem—ROSE in software, the debugger on hardware.</text:p>
              </text:list-item>
              <text:list-item>
                <text:p>ROSE simulates execution using its Instruction Semantics Layer, obtaining data (registers and memory) from the debugger.</text:p>
              </text:list-item>
              <text:list-item>
                <text:p>After each instruction executes, ROSE compares its simulated state with actual state reported by the debugger.</text:p>
              </text:list-item>
              <text:list-item>
                <text:p>Differences are reported as bugs and a trace of each offending instruction is display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 M</meta:initial-creator>
    <meta:creation-date>2009-05-08T12:22:06</meta:creation-date>
    <meta:editing-duration>PT00H07M57S</meta:editing-duration>
    <meta:editing-cycles>5</meta:editing-cycles>
    <dc:date>2009-05-08T12:47:38</dc:date>
    <dc:creator>R M</dc:creator>
    <meta:generator>OpenOffice.org/3.0$Unix OpenOffice.org_project/300m9$Build-9358</meta:gener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5.46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cm"/>
    </style:style>
    <style:style style:name="gr6" style:family="graphic" style:parent-style-name="objectwithshadow">
      <style:graphic-properties draw:fill="solid" draw:fill-color="#9966cc" draw:textarea-horizontal-align="center" draw:textarea-vertical-align="middle"/>
    </style:style>
    <style:style style:name="gr7" style:family="graphic" style:parent-style-name="standard">
      <style:graphic-properties svg:stroke-width="0.305cm" draw:marker-start="Arrow" draw:marker-start-width="0.755cm" draw:marker-end="Arrow" draw:marker-end-width="0.755cm" draw:fill="solid" draw:fill-color="#ff3366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10.16cm" svg:x="7.985cm" svg:y="9.89cm">
          <text:p/>
        </draw:rect>
        <draw:frame draw:style-name="gr2" draw:text-style-name="P1" draw:layer="layout" svg:width="6.35cm" svg:height="1.905cm" svg:x="8.62cm" svg:y="10.525cm">
          <draw:text-box>
            <text:p text:style-name="P1">ROSE &amp;</text:p>
            <text:p text:style-name="P1">Semantic Verifier</text:p>
          </draw:text-box>
        </draw:frame>
        <draw:rect draw:style-name="gr3" draw:text-style-name="P1" draw:layer="layout" svg:width="8.255cm" svg:height="15.24cm" svg:x="17.51cm" svg:y="4.81cm">
          <text:p/>
        </draw:rect>
        <draw:frame draw:style-name="gr4" draw:layer="layout" svg:width="5.43cm" svg:height="0.962cm" svg:x="19.065cm" svg:y="6.08cm">
          <draw:text-box>
            <text:p>Isolation Machine</text:p>
          </draw:text-box>
        </draw:frame>
        <draw:rect draw:style-name="gr1" draw:text-style-name="P1" draw:layer="layout" svg:width="6.89cm" svg:height="10.065cm" svg:x="18.145cm" svg:y="8.62cm">
          <text:p/>
        </draw:rect>
        <draw:frame draw:style-name="gr5" draw:layer="layout" svg:width="3.279cm" svg:height="0.962cm" svg:x="20.05cm" svg:y="9.255cm">
          <draw:text-box>
            <text:p>Debugger</text:p>
          </draw:text-box>
        </draw:frame>
        <draw:rect draw:style-name="gr6" draw:text-style-name="P1" draw:layer="layout" svg:width="4.445cm" svg:height="5.715cm" svg:x="19.415cm" svg:y="11.795cm">
          <text:p/>
        </draw:rect>
        <draw:frame draw:style-name="gr4" draw:text-style-name="P1" draw:layer="layout" svg:width="3.317cm" svg:height="1.673cm" svg:x="20.05cm" svg:y="12.738cm">
          <draw:text-box>
            <text:p text:style-name="P1">Executing</text:p>
            <text:p text:style-name="P1">Specimen</text:p>
          </draw:text-box>
        </draw:frame>
        <draw:line draw:style-name="gr7" draw:text-style-name="P1" draw:layer="layout" svg:x1="14.97cm" svg:y1="11.795cm" svg:x2="18.145cm" svg:y2="11.795cm">
          <text:p/>
        </draw:line>
        <draw:rect draw:style-name="gr6" draw:text-style-name="P1" draw:layer="layout" svg:width="4.445cm" svg:height="5.715cm" svg:x="9.255cm" svg:y="13.065cm">
          <text:p/>
        </draw:rect>
        <draw:frame draw:style-name="gr4" draw:text-style-name="P1" draw:layer="layout" svg:width="3.385cm" svg:height="2.384cm" svg:x="9.89cm" svg:y="14.008cm">
          <draw:text-box>
            <text:p text:style-name="P1">Read-only</text:p>
            <text:p text:style-name="P1">Copy of</text:p>
            <text:p text:style-name="P1">Specimen</text:p>
          </draw:text-box>
        </draw:frame>
        <draw:frame draw:style-name="gr4" draw:layer="layout" svg:width="18.202cm" svg:height="2.384cm" svg:x="1cm" svg:y="2.905cm">
          <draw:text-box>
            <text:p>The specimen can be isolated on its own machine, perhaps</text:p>
            <text:p>a different architecture than ROSE. <text:s/>It runs under a very simple</text:p>
            <text:p>debugger. The isolation machine can be virtual.</text:p>
          </draw:text-box>
        </draw:frame>
        <draw:frame draw:style-name="gr4" draw:layer="layout" svg:width="15.657cm" svg:height="2.384cm" svg:x="1cm" svg:y="6.08cm">
          <draw:text-box>
            <text:p>ROSE performs static analysis on the same specimen</text:p>
            <text:p>and contacts the debugger (over TCP/IP) for the</text:p>
            <text:p>dynamic component of the analysis.</text:p>
          </draw:text-box>
        </draw:frame>
        <draw:frame draw:style-name="gr4" draw:text-style-name="P2" draw:layer="layout" svg:width="21.25cm" svg:height="1.673cm" svg:x="3.54cm" svg:y="1cm">
          <draw:text-box>
            <text:p><text:span text:style-name="T1">Semantic Verification Architectur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